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mation parallèle </text:p>
      <text:p text:style-name="Standard">Sophie Robert</text:p>
      <text:p text:style-name="Standard">---12/09/12---</text:p>
      <text:p text:style-name="Standard">certaines applications necessitent de nombreux calcul</text:p>
      <text:p text:style-name="Standard"/>
      <text:p text:style-name="Standard">pourquoi calculer plus rapidement</text:p>
      <text:list xml:id="list171600610" text:style-name="L1">
        <text:list-item>
          <text:p text:style-name="P1">contraintes de temps (ex : météo)</text:p>
        </text:list-item>
      </text:list>
      <text:p text:style-name="Standard"/>
      <text:p text:style-name="Standard">Application d'aide à la décisions</text:p>
      <text:list xml:id="list443228068" text:style-name="L2">
        <text:list-item>
          <text:p text:style-name="P2">gestion d'énormes base de données et data-mining</text:p>
        </text:list-item>
        <text:list-item>
          <text:p text:style-name="P2">Simulations</text:p>
        </text:list-item>
      </text:list>
      <text:p text:style-name="Standard"/>
      <text:p text:style-name="Standard">de grandes puissances de calcul</text:p>
      <text:list xml:id="list231229386" text:style-name="L3">
        <text:list-item>
          <text:p text:style-name="P3">Etudes de cas</text:p>
          <text:list>
            <text:list-item>
              <text:p text:style-name="P3">simulations de phénomènes : automates cellulaires</text:p>
            </text:list-item>
          </text:list>
        </text:list-item>
        <text:list-item>
          <text:p text:style-name="P3">suppositions sur la machine séquentielle</text:p>
          <text:list>
            <text:list-item>
              <text:p text:style-name="P3">processeurs 1 cœurs qui peut effectuer 1 milliards d'opération flotanttes par seconde(1Gflpos/s)</text:p>
            </text:list-item>
          </text:list>
        </text:list-item>
      </text:list>
      <text:p text:style-name="Standard"/>
      <text:list xml:id="list1268334480" text:style-name="L4">
        <text:list-item>
          <text:p text:style-name="P4">automate cellulaires</text:p>
          <text:list>
            <text:list-item>
              <text:p text:style-name="P4">réseau de cellules à d dimensions</text:p>
            </text:list-item>
            <text:list-item>
              <text:p text:style-name="P4">chaque cellule à un état parmi un nombre fini d'états</text:p>
            </text:list-item>
            <text:list-item>
              <text:p text:style-name="P4">on iter selon un voisinage</text:p>
            </text:list-item>
            <text:list-item>
              <text:p text:style-name="P4">suppositions</text:p>
              <text:list>
                <text:list-item>
                  <text:p text:style-name="P4">grille de 10⁴*10⁴</text:p>
                </text:list-item>
                <text:list-item>
                  <text:p text:style-name="P4">iterations = 10 ops</text:p>
                </text:list-item>
                <text:list-item>
                  <text:p text:style-name="P4">180k étapes</text:p>
                </text:list-item>
                <text:list-item>
                  <text:p text:style-name="P4">teps de calculs : </text:p>
                  <text:list>
                    <text:list-item>
                      <text:p text:style-name="P4">nb ops : 180k(10⁴*10⁴*10)</text:p>
                      <text:list>
                        <text:list-item>
                          <text:list>
                            <text:list-item>
                              <text:p text:style-name="P4">180k * 10⁹</text:p>
                            </text:list-item>
                            <text:list-item>
                              <text:p text:style-name="P4">180K Gflops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">tps= 180Ks = 50h = 2j</text:p>
                    </text:list-item>
                  </text:list>
                </text:list-item>
                <text:list-item>
                  <text:p text:style-name="P4">espace</text:p>
                  <text:list>
                    <text:list-item>
                      <text:p text:style-name="P4">2*10⁴*10⁴ booleans</text:p>
                    </text:list-item>
                    <text:list-item>
                      <text:p text:style-name="P4">(2*10⁴*10⁴)/8 floats</text:p>
                    </text:list-item>
                    <text:list-item>
                      <text:p text:style-name="P4">2*10⁸/8 floats &lt; 2*10⁹ floats disponible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>application marketing</text:p>
      <text:list xml:id="list1666909264" text:style-name="L5">
        <text:list-item>
          <text:p text:style-name="P5">methode</text:p>
          <text:list>
            <text:list-item>
              <text:p text:style-name="P5">choisir arbitrairement centres</text:p>
            </text:list-item>
            <text:list-item>
              <text:p text:style-name="P5">minimisr distance entre centres et objs pour avoir la classes</text:p>
            </text:list-item>
            <text:list-item>
              <text:p text:style-name="P5">moyenne</text:p>
            </text:list-item>
          </text:list>
        </text:list-item>
      </text:list>
      <text:p text:style-name="Standard"/>
      <text:p text:style-name="Standard">processeurs Multi-coeur</text:p>
      <text:list xml:id="list501864279" text:style-name="L6">
        <text:list-item>
          <text:p text:style-name="P6">multi cœur/proco , mais possibilité de plusieurs proco</text:p>
        </text:list-item>
        <text:list-item>
          <text:p text:style-name="P6">partage de la mémoire <text:s/>vive</text:p>
        </text:list-item>
        <text:list-item>
          <text:p text:style-name="P6">nouvelle façon de programmer , car standard utilise un seul cœur</text:p>
        </text:list-item>
        <text:list-item>
          <text:p text:style-name="P6">multi cœur et jeud e la vie</text:p>
          <text:list>
            <text:list-item>
              <text:p text:style-name="P6">¼ temps séquentiel et les moyennes</text:p>
            </text:list-item>
            <text:list-item>
              <text:p text:style-name="P6"><text:soft-page-break/>(2*200-1)*300s chargement des données</text:p>
            </text:list-item>
            <text:list-item>
              <text:p text:style-name="P6">la partie calcul</text:p>
              <text:list>
                <text:list-item>
                  <text:p text:style-name="P6">60*100*6*10⁶/4 + 500*6*10⁴/4</text:p>
                </text:list-item>
                <text:list-item>
                  <text:p text:style-name="P6">500*4*60(négligeable)</text:p>
                </text:list-item>
              </text:list>
            </text:list-item>
            <text:list-item>
              <text:p text:style-name="P6">au total 38h</text:p>
            </text:list-item>
            <text:list-item>
              <text:p text:style-name="P6">cluster ou MPP (Massively Parallel Processor)</text:p>
            </text:list-item>
          </text:list>
        </text:list-item>
        <text:list-item>
          <text:p text:style-name="P6">Grappe : configuration</text:p>
          <text:list>
            <text:list-item>
              <text:p text:style-name="P6">8 machines séquentielles</text:p>
            </text:list-item>
            <text:list-item>
              <text:p text:style-name="P6">réseau GigaEthernet</text:p>
              <text:list>
                <text:list-item>
                  <text:p text:style-name="P6">latence 4*10⁻⁵</text:p>
                </text:list-item>
                <text:list-item>
                  <text:p text:style-name="P6">débit 10⁷ float/s</text:p>
                </text:list-item>
              </text:list>
            </text:list-item>
            <text:list-item>
              <text:p text:style-name="P6">les données se trouvent sur un seul disque</text:p>
            </text:list-item>
            <text:list-item>
              <text:p text:style-name="P6">répartition des données et des calculs</text:p>
            </text:list-item>
            <text:list-item>
              <text:p text:style-name="P6">le temps de calcul</text:p>
            </text:list-item>
            <text:list-item>
              <text:p text:style-name="P6">comparaison avec la solution multicoeurs</text:p>
            </text:list-item>
            <text:list-item>
              <text:p text:style-name="P6">étapes :</text:p>
              <text:list>
                <text:list-item>
                  <text:p text:style-name="P6">distribution des données : proc 0 envoie 7 fois 10⁴*10⁴/8*1/64 floats : 0,14s</text:p>
                </text:list-item>
                <text:list-item>
                  <text:p text:style-name="P6">envoie des ghost(données nécessaire mais se trouvant sur un autre processeurs) : 2*10⁴/64 aux voisin de gauche te de droite : 2*157*10⁻⁵s</text:p>
                </text:list-item>
                <text:list-item>
                  <text:p text:style-name="P6">le calcul : 10⁴*10⁴/8 flops = 0,125s</text:p>
                </text:list-item>
                <text:list-item>
                  <text:p text:style-name="P6">total : 0,14+ 180k(2x157x10⁻⁵ + 0,125) = 6h15.</text:p>
                </text:list-item>
              </text:list>
            </text:list-item>
            <text:list-item>
              <text:p text:style-name="P6">Marketing</text:p>
              <text:list>
                <text:list-item>
                  <text:p text:style-name="P6">repartition des données</text:p>
                  <text:list>
                    <text:list-item>
                      <text:p text:style-name="P6">2,*10⁶ clients, 300s</text:p>
                    </text:list-item>
                    <text:list-item>
                      <text:p text:style-name="P6">7fois 2*10⁶*500/8 floats = 87,5s</text:p>
                    </text:list-item>
                    <text:list-item>
                      <text:p text:style-name="P6">3*(300 <text:s/>+ 87,5) = 1162,5s</text:p>
                    </text:list-item>
                  </text:list>
                </text:list-item>
                <text:list-item>
                  <text:p text:style-name="P6">7,5*10⁵ clients / proco</text:p>
                  <text:list>
                    <text:list-item>
                      <text:p text:style-name="P6">7,5*10⁵*100*60(les distances) <text:s/>+ 7,5*10⁵ *500(moyennes partielles) = 45,375s</text:p>
                    </text:list-item>
                  </text:list>
                </text:list-item>
                <text:list-item>
                  <text:p text:style-name="P6">gather + calcul + broadcast</text:p>
                  <text:list>
                    <text:list-item>
                      <text:p text:style-name="P6">87,5 + 60*8*500 +87,5 s </text:p>
                    </text:list-item>
                  </text:list>
                </text:list-item>
                <text:list-item>
                  <text:p text:style-name="P6">total 2h50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hoopgap </meta:initial-creator>
    <meta:creation-date>2012-09-12T10:46:52</meta:creation-date>
    <dc:date>2012-09-12T12:04:30</dc:date>
    <dc:creator>Whoopgap </dc:creator>
    <meta:editing-duration>PT1H16M17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72" meta:word-count="441" meta:character-count="2237" meta:non-whitespace-character-count="1969"/>
  </office:meta>
</office:document-meta>
</file>